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2.7402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2098in"/>
    </style:style>
    <style:style style:name="co6" style:family="table-column">
      <style:table-column-properties fo:break-before="auto" style:column-width="2.5134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start" fo:margin-left="0.139in"/>
    </style:style>
    <style:style style:name="ce7" style:family="table-cell" style:parent-style-name="Default" style:data-style-name="N100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.139in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</style:style>
    <style:style style:name="ce12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.139in"/>
    </style:style>
    <style:style style:name="ce13" style:family="table-cell" style:parent-style-name="Default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end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/>
      <style:paragraph-properties fo:text-align="end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1.56pt double #000000" style:border-line-width-bottom="0.0102in 0.0102in 0.0008in" fo:background-color="#e6e6e6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18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18">
      <style:table-cell-properties style:text-align-source="fix" style:repeat-content="false"/>
      <style:paragraph-properties fo:text-align="start" fo:margin-left="0.278in"/>
    </style:style>
    <style:style style:name="ce23" style:family="table-cell" style:parent-style-name="Default" style:data-style-name="N118">
      <style:table-cell-properties fo:border-bottom="1.56pt double #000000" style:border-line-width-bottom="0.0102in 0.0102in 0.0008in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18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.278in"/>
    </style:style>
    <style:style style:name="ce25" style:family="table-cell" style:parent-style-name="Default" style:data-style-name="N118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</style:style>
    <style:style style:name="ce26" style:family="table-cell" style:parent-style-name="Default" style:data-style-name="N118">
      <style:table-cell-properties fo:border-bottom="1.05pt solid #000000" style:text-align-source="fix" style:repeat-content="false" fo:border-left="none" fo:border-right="1.05pt solid #000000" fo:border-top="1.05pt solid #000000"/>
      <style:paragraph-properties fo:text-align="start" fo:margin-left="0.278in"/>
      <style:text-properties fo:font-weight="bold" style:font-weight-asian="bold" style:font-weight-complex="bold"/>
    </style:style>
    <style:style style:name="ce27" style:family="table-cell" style:parent-style-name="Default" style:data-style-name="N118">
      <style:table-cell-properties style:text-align-source="fix" style:repeat-content="false" fo:border="none"/>
      <style:paragraph-properties fo:text-align="start" fo:margin-left="0.278in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8">
      <style:table-cell-properties fo:border-bottom="1.56pt double #000000" style:border-line-width-bottom="0.0102in 0.0102in 0.0008in" fo:background-color="#e6e6e6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18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BOM-BY-REF_ISS_P3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2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7" office:value-type="string">
            <text:p>VALUE</text:p>
          </table:table-cell>
          <table:table-cell table:style-name="ce1" office:value-type="string">
            <text:p>DESC</text:p>
          </table:table-cell>
          <table:table-cell table:style-name="ce20" office:value-type="string">
            <text:p>PRICE/1000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1"/>
          <table:table-cell/>
          <table:table-cell table:style-name="ce2" table:number-columns-repeated="1018"/>
        </table:table-row>
        <table:table-row table:style-name="ro2">
          <table:table-cell office:value-type="string">
            <text:p>B1</text:p>
          </table:table-cell>
          <table:table-cell office:value-type="string">
            <text:p>CR_2032</text:p>
          </table:table-cell>
          <table:table-cell office:value-type="string">
            <text:p>HOLDER BATT CR2032</text:p>
          </table:table-cell>
          <table:table-cell office:value-type="float" office:value="0.23">
            <text:p>0.2300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6"/>
        </table:table-row>
        <table:table-row table:style-name="ro2">
          <table:table-cell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6"/>
        </table:table-row>
        <table:table-row table:style-name="ro2">
          <table:table-cell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6"/>
        </table:table-row>
        <table:table-row table:style-name="ro2">
          <table:table-cell office:value-type="string">
            <text:p>C8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0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9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0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0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0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1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12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0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5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6"/>
        </table:table-row>
        <table:table-row table:style-name="ro2">
          <table:table-cell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float" office:value="0.25">
            <text:p>0.2500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float" office:value="5.37">
            <text:p>5.370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6"/>
        </table:table-row>
        <table:table-row table:style-name="ro2">
          <table:table-cell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</text:p>
          </table:table-cell>
          <table:table-cell office:value-type="float" office:value="0.5">
            <text:p>0.5000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6"/>
        </table:table-row>
        <table:table-row table:style-name="ro2">
          <table:table-cell office:value-type="string">
            <text:p>Y2</text:p>
          </table:table-cell>
          <table:table-cell office:value-type="string">
            <text:p>32.768 KHz</text:p>
          </table:table-cell>
          <table:table-cell office:value-type="string">
            <text:p>XTAL RTC 32768</text:p>
          </table:table-cell>
          <table:table-cell office:value-type="float" office:value="0.8">
            <text:p>0.8000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0"/>
          <table:table-cell table:style-name="ce13" office:value-type="string">
            <text:p>TOTAL ACTIVE PART COST ==</text:p>
          </table:table-cell>
          <table:table-cell table:style-name="ce23" table:formula="of:=SUM([.D3:.D68])" office:value-type="float" office:value="9.7196">
            <text:p>9.7196</text:p>
          </table:table-cell>
          <table:table-cell office:value-type="string">
            <text:p>(500 pc. Estimate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10"/>
          <table:table-cell table:style-name="ce14"/>
          <table:table-cell table:style-name="ce2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NON-ITEMIZED PARTS</text:p>
          </table:table-cell>
          <table:table-cell table:number-columns-repeated="1022"/>
        </table:table-row>
        <table:table-row table:style-name="ro2">
          <table:table-cell/>
          <table:table-cell table:number-columns-repeated="2" office:value-type="string">
            <text:p>BATTERY, <text:s/>CR-2032</text:p>
          </table:table-cell>
          <table:table-cell office:value-type="float" office:value="0.28">
            <text:p>0.2800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BOARD, PC, THOTCO</text:p>
          </table:table-cell>
          <table:table-cell table:style-name="ce5" office:value-type="string">
            <text:p>Printed Circuit, each</text:p>
          </table:table-cell>
          <table:table-cell table:style-name="ce25" office:value-type="float" office:value="4.12">
            <text:p>4.1200</text:p>
          </table:table-cell>
          <table:table-cell table:style-name="ce31" office:value-type="string">
            <text:p>Y</text:p>
          </table:table-cell>
          <table:table-cell table:style-name="ce5" office:value-type="string">
            <text:p>*Brigitflex quote / 800 pcs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>
            <text:p>TOTAL NON-ITEMIZED COST ==</text:p>
          </table:table-cell>
          <table:table-cell table:style-name="ce26" table:formula="of:=SUM([.D72];[.D73])" office:value-type="float" office:value="4.4">
            <text:p>4.40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/>
          <table:table-cell table:style-name="ce27"/>
          <table:table-cell table:number-columns-repeated="1019"/>
        </table:table-row>
        <table:table-row table:style-name="ro1">
          <table:table-cell table:style-name="ce4" office:value-type="string">
            <text:p>UNPLACED/HACK ITEMS</text:p>
          </table:table-cell>
          <table:table-cell/>
          <table:table-cell table:style-name="ce16"/>
          <table:table-cell table:style-name="ce27"/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office:value-type="string">
            <text:p>4.7 uF</text:p>
          </table:table-cell>
          <table:table-cell office:value-type="string">
            <text:p>CAP CER SMD 4.7u 10% X7R 25V</text:p>
          </table:table-cell>
          <table:table-cell office:value-type="float" office:value="0.11">
            <text:p>0.1100</text:p>
          </table:table-cell>
          <table:table-cell office:value-type="string">
            <text:p>DO NOT PLACE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4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0</text:p>
          </table:table-cell>
          <table:table-cell office:value-type="string">
            <text:p>DO NOT PLACE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15</text:p>
          </table:table-cell>
          <table:table-cell office:value-type="string">
            <text:p>10 uF</text:p>
          </table:table-cell>
          <table:table-cell office:value-type="string">
            <text:p>CAP LYTIC SMD 10uF 20% 16V</text:p>
          </table:table-cell>
          <table:table-cell office:value-type="float" office:value="0.1">
            <text:p>0.1000</text:p>
          </table:table-cell>
          <table:table-cell office:value-type="string">
            <text:p>DO NOT PLACE</text:p>
          </table:table-cell>
          <table:table-cell office:value-type="string">
            <text:p>Mouser 647-UWF1C100MCL1GB</text:p>
          </table:table-cell>
          <table:table-cell table:number-columns-repeated="1017"/>
        </table:table-row>
        <table:table-row table:style-name="ro2">
          <table:table-cell office:value-type="string">
            <text:p>D41</text:p>
          </table:table-cell>
          <table:table-cell office:value-type="string">
            <text:p>Rx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2</text:p>
          </table:table-cell>
          <table:table-cell office:value-type="string">
            <text:p>Tx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3</text:p>
          </table:table-cell>
          <table:table-cell office:value-type="string">
            <text:p>SCK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4</text:p>
          </table:table-cell>
          <table:table-cell office:value-type="string">
            <text:p>ExT_PwR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F1</text:p>
          </table:table-cell>
          <table:table-cell office:value-type="string">
            <text:p>.5 A</text:p>
          </table:table-cell>
          <table:table-cell office:value-type="string">
            <text:p>FUSE POLY .5A 15V</text:p>
          </table:table-cell>
          <table:table-cell office:value-type="float" office:value="0.21">
            <text:p>0.2100</text:p>
          </table:table-cell>
          <table:table-cell office:value-type="string">
            <text:p>DO NOT PLACE</text:p>
          </table:table-cell>
          <table:table-cell office:value-type="string">
            <text:p>Mouser 576-1206L050/15YR</text:p>
          </table:table-cell>
          <table:table-cell office:value-type="string">
            <text:p>Digikey F3733CT-ND</text:p>
          </table:table-cell>
          <table:table-cell table:number-columns-repeated="1016"/>
        </table:table-row>
        <table:table-row table:style-name="ro2">
          <table:table-cell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06-WAY SIL VERT SOCKET</text:p>
          </table:table-cell>
          <table:table-cell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6"/>
        </table:table-row>
        <table:table-row table:style-name="ro2">
          <table:table-cell office:value-type="string">
            <text:p>J2</text:p>
          </table:table-cell>
          <table:table-cell office:value-type="string">
            <text:p>ANALOG</text:p>
          </table:table-cell>
          <table:table-cell office:value-type="string">
            <text:p>06-WAY SIL VERT SOCKET</text:p>
          </table:table-cell>
          <table:table-cell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6"/>
        </table:table-row>
        <table:table-row table:style-name="ro2">
          <table:table-cell office:value-type="string">
            <text:p>J3</text:p>
          </table:table-cell>
          <table:table-cell office:value-type="string">
            <text:p>DIGITAL_0</text:p>
          </table:table-cell>
          <table:table-cell office:value-type="string">
            <text:p>SOCKET STRP .1 1X8</text:p>
          </table:table-cell>
          <table:table-cell office:value-type="float" office:value="0.55">
            <text:p>0.550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6"/>
        </table:table-row>
        <table:table-row table:style-name="ro2">
          <table:table-cell office:value-type="string">
            <text:p>J4</text:p>
          </table:table-cell>
          <table:table-cell office:value-type="string">
            <text:p>DIGITAL_1</text:p>
          </table:table-cell>
          <table:table-cell office:value-type="string">
            <text:p>SOCKET STRP .1 1X8</text:p>
          </table:table-cell>
          <table:table-cell office:value-type="float" office:value="0.55">
            <text:p>0.550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6"/>
        </table:table-row>
        <table:table-row table:style-name="ro1">
          <table:table-cell office:value-type="string">
            <text:p>P1</text:p>
          </table:table-cell>
          <table:table-cell office:value-type="string">
            <text:p>USB_2_MALE</text:p>
          </table:table-cell>
          <table:table-cell office:value-type="string">
            <text:p>CONN USB PCB M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table:number-columns-repeated="2" office:value-type="string">
            <text:p>P/O PCB</text:p>
          </table:table-cell>
          <table:table-cell table:number-columns-repeated="1016"/>
        </table:table-row>
        <table:table-row table:style-name="ro2">
          <table:table-cell office:value-type="string">
            <text:p>P2</text:p>
          </table:table-cell>
          <table:table-cell office:value-type="string">
            <text:p>AVR-ISP-6A</text:p>
          </table:table-cell>
          <table:table-cell office:value-type="string">
            <text:p>CONN SPI AVR</text:p>
          </table:table-cell>
          <table:table-cell office:value-type="float" office:value="0.26">
            <text:p>0.2600</text:p>
          </table:table-cell>
          <table:table-cell office:value-type="string">
            <text:p>DO NOT PLACE</text:p>
          </table:table-cell>
          <table:table-cell office:value-type="string">
            <text:p>Mouser 649-67996-406HLF</text:p>
          </table:table-cell>
          <table:table-cell office:value-type="string">
            <text:p>Digikey 609-3218-ND</text:p>
          </table:table-cell>
          <table:table-cell table:number-columns-repeated="1016"/>
        </table:table-row>
        <table:table-row table:style-name="ro2"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1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15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17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0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6"/>
        </table:table-row>
        <table:table-row table:style-name="ro2">
          <table:table-cell office:value-type="string">
            <text:p>R18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0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6"/>
        </table:table-row>
        <table:table-row table:style-name="ro2">
          <table:table-cell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21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2</text:p>
          </table:table-cell>
          <table:table-cell office:value-type="string">
            <text:p>PF1</text:p>
          </table:table-cell>
          <table:table-cell office:value-type="string">
            <text:p>SW PB SMD N.O.</text:p>
          </table:table-cell>
          <table:table-cell office:value-type="float" office:value="0.25">
            <text:p>0.250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S3</text:p>
          </table:table-cell>
          <table:table-cell office:value-type="string">
            <text:p>PF2</text:p>
          </table:table-cell>
          <table:table-cell office:value-type="string">
            <text:p>SW PB SMD N.O.</text:p>
          </table:table-cell>
          <table:table-cell office:value-type="float" office:value="0.25">
            <text:p>0.250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1">
          <table:table-cell office:value-type="string">
            <text:p>TP1</text:p>
          </table:table-cell>
          <table:table-cell office:value-type="string">
            <text:p>USB_D-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table:number-columns-repeated="2" office:value-type="string">
            <text:p>P/O PCB</text:p>
          </table:table-cell>
          <table:table-cell table:number-columns-repeated="1016"/>
        </table:table-row>
        <table:table-row table:style-name="ro1">
          <table:table-cell office:value-type="string">
            <text:p>TP2</text:p>
          </table:table-cell>
          <table:table-cell office:value-type="string">
            <text:p>USB_D+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table:number-columns-repeated="2" office:value-type="string">
            <text:p>P/O PCB</text:p>
          </table:table-cell>
          <table:table-cell table:number-columns-repeated="1016"/>
        </table:table-row>
        <table:table-row table:style-name="ro1">
          <table:table-cell office:value-type="string">
            <text:p>TP3</text:p>
          </table:table-cell>
          <table:table-cell office:value-type="string">
            <text:p>SER_RXD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table:number-columns-repeated="2" office:value-type="string">
            <text:p>P/O PCB</text:p>
          </table:table-cell>
          <table:table-cell table:number-columns-repeated="1016"/>
        </table:table-row>
        <table:table-row table:style-name="ro1">
          <table:table-cell office:value-type="string">
            <text:p>TP4</text:p>
          </table:table-cell>
          <table:table-cell office:value-type="string">
            <text:p>SER_TXD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table:number-columns-repeated="2" office:value-type="string">
            <text:p>P/O PCB</text:p>
          </table:table-cell>
          <table:table-cell table:number-columns-repeated="1016"/>
        </table:table-row>
        <table:table-row table:style-name="ro1">
          <table:table-cell office:value-type="string">
            <text:p>TP5</text:p>
          </table:table-cell>
          <table:table-cell office:value-type="string">
            <text:p>GND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table:number-columns-repeated="2" office:value-type="string">
            <text:p>P/O PCB</text:p>
          </table:table-cell>
          <table:table-cell table:number-columns-repeated="1016"/>
        </table:table-row>
        <table:table-row table:style-name="ro1">
          <table:table-cell office:value-type="string">
            <text:p>TP6</text:p>
          </table:table-cell>
          <table:table-cell office:value-type="string">
            <text:p>+5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table:number-columns-repeated="2" office:value-type="string">
            <text:p>P/O PCB</text:p>
          </table:table-cell>
          <table:table-cell table:number-columns-repeated="1016"/>
        </table:table-row>
        <table:table-row table:style-name="ro2">
          <table:table-cell office:value-type="string">
            <text:p>U2</text:p>
          </table:table-cell>
          <table:table-cell office:value-type="string">
            <text:p>LP2985-33</text:p>
          </table:table-cell>
          <table:table-cell office:value-type="string">
            <text:p>IC REG 3.3V LDO SOT5</text:p>
          </table:table-cell>
          <table:table-cell office:value-type="float" office:value="0.36">
            <text:p>0.3600</text:p>
          </table:table-cell>
          <table:table-cell office:value-type="string">
            <text:p>DO <text:s/>NOT PLACE</text:p>
          </table:table-cell>
          <table:table-cell office:value-type="string">
            <text:p>Mouser 595-LP2985-33DBVR</text:p>
          </table:table-cell>
          <table:table-cell office:value-type="string">
            <text:p>Digi 296-18476-1-ND</text:p>
          </table:table-cell>
          <table:table-cell table:number-columns-repeated="1016"/>
        </table:table-row>
        <table:table-row table:style-name="ro1">
          <table:table-cell office:value-type="string">
            <text:p>Z3</text:p>
          </table:table-cell>
          <table:table-cell office:value-type="string">
            <text:p>ANTENNA</text:p>
          </table:table-cell>
          <table:table-cell office:value-type="string">
            <text:p>DIPOLE_FOLDED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table:number-columns-repeated="2" office:value-type="string">
            <text:p>P/O PCB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>
            <text:p>TOTAL DO NOT PLACE/UNUSED** ==</text:p>
          </table:table-cell>
          <table:table-cell table:style-name="ce28" table:formula="of:=SUM([.D77:.D111])" office:value-type="float" office:value="4.021">
            <text:p>4.021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6"/>
          <table:table-cell table:style-name="ce12"/>
          <table:table-cell table:style-name="ce18" office:value-type="string">
            <text:p>PRODUCTION CONFIG. ==</text:p>
          </table:table-cell>
          <table:table-cell table:style-name="ce29" table:formula="of:=SUM([.D69];[.D74])" office:value-type="float" office:value="14.1196">
            <text:p>14.1196</text:p>
          </table:table-cell>
          <table:table-cell table:style-name="ce32"/>
          <table:table-cell table:style-name="ce6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2"/>
          <table:table-cell table:style-name="ce19" office:value-type="string">
            <text:p>HACKER CONFIG. ==</text:p>
          </table:table-cell>
          <table:table-cell table:style-name="ce30" table:formula="of:=SUM([.D113];[.D115])" office:value-type="float" office:value="18.1406">
            <text:p>18.1406</text:p>
          </table:table-cell>
          <table:table-cell table:style-name="ce33"/>
          <table:table-cell table:style-name="ce2" office:value-type="string">
            <text:p>**NOTE: Arduino compatibility restricted to 3V shields at this time.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9:13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9:17:01</dc:date>
    <meta:generator>LibreOffice/3.6$Linux_X86_64 LibreOffice_project/360m1$Build-1</meta:generator>
    <meta:editing-duration>PT29M4S</meta:editing-duration>
    <meta:editing-cycles>20</meta:editing-cycles>
    <meta:document-statistic meta:table-count="1" meta:cell-count="742" meta:object-count="0"/>
  </office:meta>
</office:document-meta>
</file>